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80839" officeooo:paragraph-rsid="00180839" style:font-size-asian="11pt" style:font-size-complex="11pt"/>
    </style:style>
    <style:style style:name="P2" style:family="paragraph" style:parent-style-name="Standard">
      <style:text-properties fo:font-size="11pt" officeooo:rsid="001809d3" officeooo:paragraph-rsid="002385a4" style:font-size-asian="11pt" style:font-size-complex="11pt"/>
    </style:style>
    <style:style style:name="P3" style:family="paragraph" style:parent-style-name="Standard">
      <style:text-properties fo:font-size="11pt" fo:font-weight="normal" officeooo:rsid="002eb3bd" officeooo:paragraph-rsid="00180839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officeooo:rsid="001809d3" officeooo:paragraph-rsid="00342b00" style:font-size-asian="11pt" style:font-size-complex="11pt"/>
    </style:style>
    <style:style style:name="P5" style:family="paragraph" style:parent-style-name="Standard">
      <style:text-properties fo:font-size="11pt" officeooo:rsid="001809d3" officeooo:paragraph-rsid="002385a4" style:font-size-asian="11pt" style:font-size-complex="11pt"/>
    </style:style>
    <style:style style:name="P6" style:family="paragraph" style:parent-style-name="Standard">
      <style:text-properties fo:font-size="11pt" officeooo:rsid="001809d3" officeooo:paragraph-rsid="00393c82" style:font-size-asian="11pt" style:font-size-complex="11pt"/>
    </style:style>
    <style:style style:name="P7" style:family="paragraph" style:parent-style-name="Standard">
      <style:text-properties fo:font-size="11pt" fo:font-weight="bold" officeooo:rsid="001809d3" officeooo:paragraph-rsid="00180839" style:font-size-asian="11pt" style:font-weight-asian="bold" style:font-size-complex="11pt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81232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92e8d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2385a4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660cb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342b00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35cd6d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379fc4" style:font-style-asian="normal" style:font-weight-asian="normal" style:font-style-complex="normal" style:font-weight-complex="normal"/>
    </style:style>
    <style:style style:name="T13" style:family="text">
      <style:text-properties officeooo:rsid="001e14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/>
      <text:p text:style-name="P6">My approach to the problem was to implement an alphaGo like solution to the Isolation Problem. </text:p>
      <text:p text:style-name="P6">There were two drivers behind this: 1) I wanted to practice implementing papers, <text:span text:style-name="T13">and when reading this before, I was intimidated by the minimax component, and this assignment had a close enough version already there.</text:span> 2) Being an expert rated chess player, I know that there are several knight move patterns which are tricky to reason about, and I was curious how much a <text:span text:style-name="T13">constitutional</text:span> net would pick up dealing with them in this context. <text:span text:style-name="T13">3) I really did not want to reason about aforementioned tricky knight moves. </text:span></text:p>
      <text:p text:style-name="P6"/>
      <text:p text:style-name="P2">There are also reasons this approach does not make sense in this context: 1) Convnets make most sense when the answer is wide and deep. As alphaGo points out, <text:span text:style-name="T3">Go has number of legal moves </text:span><text:span text:style-name="T1">b </text:span><text:span text:style-name="T4">~ 250, and game depth </text:span><text:span text:style-name="T2">d ~ </text:span><text:span text:style-name="T5">150, while isolation is at <text:s/></text:span><text:span text:style-name="T2">b </text:span><text:span text:style-name="T5">~ 6, <text:s/></text:span><text:span text:style-name="T2">d ~ </text:span><text:span text:style-name="T5">49. This means that the possibilities are already already relatively narrow, and so the main focus should be to learn a value function. </text:span></text:p>
      <text:p text:style-name="P2"><text:span text:style-name="T5"/></text:p>
      <text:p text:style-name="P4"><text:span text:style-name="T6">My </text:span><text:span text:style-name="T7">test</text:span><text:span text:style-name="T6"> is still in progress, as I got stuck/sidetracked on reinforcement learning piece of it </text:span><text:span text:style-name="T12">fighting exploding gradients</text:span><text:span text:style-name="T6">, </text:span><text:span text:style-name="T7">but the first part of the pipeline is there. </text:span><text:span text:style-name="T8">A policy network trained on games generated by Alphabeta players is at ~50% accuracy of guessing the moves, which is the baseline network for everything else. </text:span><text:span text:style-name="T10">The value network is still training and is at 20% accuracy (predicting game outcome at moment). </text:span></text:p>
      <text:p text:style-name="P4"><text:span text:style-name="T10"/></text:p>
      <text:p text:style-name="P4"><text:span text:style-name="T8">I added a zip of my full code for </text:span><text:span text:style-name="T10">completeness sake. </text:span></text:p>
      <text:p text:style-name="P4"><text:span text:style-name="T10"/></text:p>
      <text:p text:style-name="P2"><text:span text:style-name="T8">I had </text:span><text:span text:style-name="T10">intended</text:span><text:span text:style-name="T8"> to train in pytorch, then implement the networks in numpy (just as forward passes) </text:span><text:span text:style-name="T9">for tournament play </text:span><text:span text:style-name="T8">without a gpu, but did not give myself time for everything, </text:span><text:span text:style-name="T11">and probably will not finish value function, which is the whole point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5:08:18.793848052</meta:creation-date>
    <dc:date>2017-10-01T22:44:32.344527110</dc:date>
    <meta:editing-duration>PT3H7M33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04" meta:character-count="1728" meta:non-whitespace-character-count="1423"/>
  </office:meta>
</office:document-meta>
</file>